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3.6819in"/>
    </style:style>
    <style:style style:name="Table1.B" style:family="table-column">
      <style:table-column-properties style:column-width="0.9528in"/>
    </style:style>
    <style:style style:name="Table1.C" style:family="table-column">
      <style:table-column-properties style:column-width="0.9938in"/>
    </style:style>
    <style:style style:name="Table1.D" style:family="table-column">
      <style:table-column-properties style:column-width="1.066in"/>
    </style:style>
    <style:style style:name="Table1.B2" style:family="table-cell">
      <style:table-cell-properties style:vertical-align="bottom"/>
    </style:style>
    <style:style style:name="Table2" style:family="table">
      <style:table-properties style:width="6.6944in" fo:margin-left="0in" fo:margin-right="-0.0014in" table:align="margins"/>
    </style:style>
    <style:style style:name="Table2.A" style:family="table-column">
      <style:table-column-properties style:column-width="5.3701in" style:rel-column-width="52570*"/>
    </style:style>
    <style:style style:name="Table2.B" style:family="table-column">
      <style:table-column-properties style:column-width="1.3243in" style:rel-column-width="12965*"/>
    </style:style>
    <style:style style:name="P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85862464" text:id="ct185862464">
          <text:insertion>
            <office:change-info>
              <dc:creator>Luc Saffre</dc:creator>
              <dc:date>2012-09-22T01:33:00</dc:date>
            </office:change-info>
          </text:insertion>
        </text:changed-region>
        <text:changed-region xml:id="ct185862792" text:id="ct185862792">
          <text:insertion>
            <office:change-info>
              <dc:creator>Luc Saffre</dc:creator>
              <dc:date>2012-09-22T01:32:00</dc:date>
            </office:change-info>
          </text:insertion>
        </text:changed-region>
        <text:changed-region xml:id="ct185863008" text:id="ct185863008">
          <text:insertion>
            <office:change-info>
              <dc:creator>Luc Saffre</dc:creator>
              <dc:date>2012-08-16T13:02:00</dc:date>
            </office:change-info>
          </text:insertion>
        </text:changed-region>
        <text:changed-region xml:id="ct185866112" text:id="ct185866112">
          <text:insertion>
            <office:change-info>
              <dc:creator>Luc Saffre</dc:creator>
              <dc:date>2012-08-16T16:29:00</dc:date>
            </office:change-info>
          </text:insertion>
        </text:changed-region>
        <text:changed-region xml:id="ct186095976" text:id="ct186095976">
          <text:insertion>
            <office:change-info>
              <dc:creator>Luc Saffre</dc:creator>
              <dc:date>2012-08-16T12:59:00</dc:date>
            </office:change-info>
          </text:insertion>
        </text:changed-region>
        <text:changed-region xml:id="ct186096320" text:id="ct186096320">
          <text:insertion>
            <office:change-info>
              <dc:creator>Luc Saffre</dc:creator>
              <dc:date>2012-08-16T12:59:00</dc:date>
            </office:change-info>
          </text:insertion>
        </text:changed-region>
        <text:changed-region xml:id="ct186096912" text:id="ct186096912">
          <text:insertion>
            <office:change-info>
              <dc:creator>Luc Saffre</dc:creator>
              <dc:date>2012-08-16T13:00:00</dc:date>
            </office:change-info>
          </text:insertion>
        </text:changed-region>
        <text:changed-region xml:id="ct186094864" text:id="ct186094864">
          <text:insertion>
            <office:change-info>
              <dc:creator>Luc Saffre</dc:creator>
              <dc:date>2012-08-16T13:00:00</dc:date>
            </office:change-info>
          </text:insertion>
        </text:changed-region>
        <text:changed-region xml:id="ct186105696" text:id="ct186105696">
          <text:insertion>
            <office:change-info>
              <dc:creator>Luc Saffre</dc:creator>
              <dc:date>2013-01-14T21:57:00</dc:date>
            </office:change-info>
          </text:insertion>
        </text:changed-region>
        <text:changed-region xml:id="ct186149848" text:id="ct186149848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86161528" text:id="ct186161528">
          <text:insertion>
            <office:change-info>
              <dc:creator>Luc Saffre</dc:creator>
              <dc:date>2013-01-14T21:58:00</dc:date>
            </office:change-info>
          </text:insertion>
        </text:changed-region>
        <text:changed-region xml:id="ct186158768" text:id="ct186158768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86160768" text:id="ct186160768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86104480" text:id="ct186104480">
          <text:insertion>
            <office:change-info>
              <dc:creator>Luc Saffre</dc:creator>
              <dc:date>2012-09-03T15:00:00</dc:date>
            </office:change-info>
          </text:insertion>
        </text:changed-region>
        <text:changed-region xml:id="ct186105392" text:id="ct186105392">
          <text:insertion>
            <office:change-info>
              <dc:creator>Luc Saffre</dc:creator>
              <dc:date>2012-09-03T15:01:00</dc:date>
            </office:change-info>
          </text:insertion>
        </text:changed-region>
        <text:changed-region xml:id="ct186160864" text:id="ct186160864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86179152" text:id="ct186179152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86176248" text:id="ct186176248">
          <text:insertion>
            <office:change-info>
              <dc:creator>Luc Saffre</dc:creator>
              <dc:date>2012-08-16T13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change-start text:change-id="ct185862464"/>_("Recipient")<text:change-end text:change-id="ct185862464"/>:</text:p>
      <text:p text:style-name="Standard"><text:change-start text:change-id="ct185862792"/>self.partner.address<text:change-end text:change-id="ct185862792"/></text:p>
      <text:p text:style-name="Standard"/>
      <text:h text:style-name="Heading_20_1" text:outline-level="1"><text:change-start text:change-id="ct185863008"/>self<text:change-end text:change-id="ct185863008"/></text:h>
      <text:p text:style-name="Standard">Date: <text:change-start text:change-id="ct185866112"/>dtos(self.date)<text:change-end text:change-id="ct18586611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office:value-type="string">
            <text:p text:style-name="P1">Description</text:p>
          </table:table-cell>
          <table:table-cell office:value-type="string">
            <text:p text:style-name="P1">unit price</text:p>
          </table:table-cell>
          <table:table-cell office:value-type="string">
            <text:p text:style-name="P1">quantity</text:p>
          </table:table-cell>
          <table:table-cell office:value-type="string">
            <text:p text:style-name="P1">total</text:p>
          </table:table-cell>
        </table:table-row>
        <table:table-row>
          <table:table-cell office:value-type="string">
            <text:p text:style-name="Standard"><text:change-start text:change-id="ct186095976"/>row.title<text:change-end text:change-id="ct186095976"/><text:line-break/><text:change-start text:change-id="ct186096320"/>row.description<text:change-end text:change-id="ct186096320"/></text:p>
          </table:table-cell>
          <table:table-cell table:style-name="Table1.B2" office:value-type="string">
            <text:p text:style-name="P2"><office:annotation><dc:creator>Luc Saffre</dc:creator><dc:date>2012-08-16T13:06:49</dc:date><text:p text:style-name="P4"><text:span text:style-name="T1">do row for row in self.items.all()</text:span></text:p></office:annotation><text:change-start text:change-id="ct186096912"/>row.unit_price<text:change-end text:change-id="ct186096912"/></text:p>
          </table:table-cell>
          <table:table-cell table:style-name="Table1.B2" office:value-type="string">
            <text:p text:style-name="P2"><text:change-start text:change-id="ct186094864"/>row.qty<text:change-end text:change-id="ct186094864"/></text:p>
          </table:table-cell>
          <table:table-cell table:style-name="Table1.B2" office:value-type="string">
            <text:p text:style-name="P2"><text:change-start text:change-id="ct186105696"/>row.total_base<text:change-end text:change-id="ct186105696"/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3"><text:change-start text:change-id="ct186149848"/>_("Total excl. VAT")<text:change-end text:change-id="ct186149848"/></text:p>
          </table:table-cell>
          <table:table-cell office:value-type="string">
            <text:p text:style-name="P3"><text:change-start text:change-id="ct186161528"/>self.total_base<text:change-end text:change-id="ct186161528"/></text:p>
          </table:table-cell>
        </table:table-row>
        <table:table-row>
          <table:table-cell office:value-type="string">
            <text:p text:style-name="P3"><text:change-start text:change-id="ct186158768"/>_("VAT")<text:change-end text:change-id="ct186158768"/></text:p>
          </table:table-cell>
          <table:table-cell office:value-type="string">
            <text:p text:style-name="P3"><text:change-start text:change-id="ct186160768"/>self.total_vat<text:change-end text:change-id="ct186160768"/></text:p>
          </table:table-cell>
        </table:table-row>
        <table:table-row>
          <table:table-cell office:value-type="string">
            <text:p text:style-name="P3"><text:change-start text:change-id="ct186104480"/>_("Total incl. VAT")<text:change-end text:change-id="ct186104480"/></text:p>
          </table:table-cell>
          <table:table-cell office:value-type="string">
            <text:p text:style-name="P3"><text:change-start text:change-id="ct186105392"/>self.total_incl<text:change-end text:change-id="ct186105392"/></text:p>
          </table:table-cell>
        </table:table-row>
      </table:table>
      <text:p text:style-name="P3"/>
      <text:p text:style-name="Standard"><text:change-start text:change-id="ct186160864"/>_("Date of payment")<text:change-end text:change-id="ct186160864"/> : <text:change-start text:change-id="ct186179152"/>dtos(self.due_date)<text:change-end text:change-id="ct186179152"/></text:p>
      <text:p text:style-name="Standard"/>
      <text:p text:style-name="Standard">Payment terms: <text:change-start text:change-id="ct186176248"/>self.payment_term<text:change-end text:change-id="ct186176248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8-16T12:56:05.75</meta:creation-date>
    <dc:date>2013-08-02T14:17:25</dc:date>
    <dc:creator>Luc Saffre</dc:creator>
    <meta:editing-duration>PT4H25M29S</meta:editing-duration>
    <meta:editing-cycles>16</meta:editing-cycles>
    <meta:generator>LibreOffice/3.5$Linux_x86 LibreOffice_project/350m1$Build-2</meta:generator>
    <meta:document-statistic meta:table-count="2" meta:image-count="0" meta:object-count="0" meta:page-count="1" meta:paragraph-count="20" meta:word-count="34" meta:character-count="321" meta:non-whitespace-character-count="308"/>
  </office:meta>
</office:document-meta>
</file>